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fo:language="es" fo:country="ES" officeooo:rsid="0008a84a" officeooo:paragraph-rsid="0008a84a"/>
    </style:style>
    <style:style style:name="P2" style:family="paragraph" style:parent-style-name="Text_20_body">
      <style:text-properties fo:language="es" fo:country="ES" officeooo:paragraph-rsid="000d1b3a"/>
    </style:style>
    <style:style style:name="P3" style:family="paragraph" style:parent-style-name="Text_20_body">
      <style:text-properties fo:language="es" fo:country="ES" officeooo:rsid="0014f363" officeooo:paragraph-rsid="0014f363"/>
    </style:style>
    <style:style style:name="P4" style:family="paragraph" style:parent-style-name="Text_20_body">
      <style:paragraph-properties fo:text-align="end" style:justify-single-word="false"/>
      <style:text-properties fo:font-size="18pt" fo:language="es" fo:country="ES" officeooo:rsid="000a99e6" officeooo:paragraph-rsid="000a99e6" style:font-size-asian="18pt" style:font-size-complex="18pt"/>
    </style:style>
    <style:style style:name="P5" style:family="paragraph" style:parent-style-name="Text_20_body">
      <style:text-properties officeooo:paragraph-rsid="0018e9f9"/>
    </style:style>
    <style:style style:name="P6" style:family="paragraph" style:parent-style-name="Text_20_body">
      <style:text-properties officeooo:rsid="001f1a53" officeooo:paragraph-rsid="001f1a53"/>
    </style:style>
    <style:style style:name="P7" style:family="paragraph" style:parent-style-name="Text_20_body">
      <style:paragraph-properties fo:text-align="justify" style:justify-single-word="false"/>
      <style:text-properties officeooo:rsid="001f1a53" officeooo:paragraph-rsid="001f1a53"/>
    </style:style>
    <style:style style:name="P8" style:family="paragraph" style:parent-style-name="Text_20_body">
      <style:paragraph-properties fo:text-align="justify" style:justify-single-word="false"/>
      <style:text-properties officeooo:rsid="001f1a53" officeooo:paragraph-rsid="00287e8a"/>
    </style:style>
    <style:style style:name="P9" style:family="paragraph" style:parent-style-name="Text_20_body">
      <style:text-properties officeooo:rsid="00210fdd" officeooo:paragraph-rsid="000d1b3a"/>
    </style:style>
    <style:style style:name="P10" style:family="paragraph" style:parent-style-name="Text_20_body">
      <style:text-properties officeooo:paragraph-rsid="0026be73"/>
    </style:style>
    <style:style style:name="P11" style:family="paragraph" style:parent-style-name="Text_20_body">
      <style:text-properties officeooo:rsid="00287e8a" officeooo:paragraph-rsid="00287e8a"/>
    </style:style>
    <style:style style:name="P12" style:family="paragraph" style:parent-style-name="Text_20_body">
      <style:paragraph-properties fo:text-align="justify" style:justify-single-word="false"/>
      <style:text-properties officeooo:rsid="00287e8a" officeooo:paragraph-rsid="00287e8a"/>
    </style:style>
    <style:style style:name="P13" style:family="paragraph" style:parent-style-name="Text_20_body">
      <style:paragraph-properties fo:break-before="page"/>
      <style:text-properties fo:language="es" fo:country="ES" officeooo:rsid="0008a84a" officeooo:paragraph-rsid="0008a84a"/>
    </style:style>
    <style:style style:name="P14" style:family="paragraph" style:parent-style-name="Title">
      <style:text-properties fo:language="es" fo:country="ES" officeooo:rsid="0008a84a" officeooo:paragraph-rsid="0008a84a"/>
    </style:style>
    <style:style style:name="P15" style:family="paragraph" style:parent-style-name="Heading_20_1">
      <style:paragraph-properties fo:break-before="page"/>
      <style:text-properties fo:language="es" fo:country="ES" officeooo:paragraph-rsid="000f3325"/>
    </style:style>
    <style:style style:name="P16" style:family="paragraph" style:parent-style-name="Heading_20_1">
      <style:paragraph-properties fo:break-before="page"/>
      <style:text-properties fo:language="es" fo:country="ES" officeooo:paragraph-rsid="0014f363"/>
    </style:style>
    <style:style style:name="P17" style:family="paragraph" style:parent-style-name="Heading_20_1">
      <style:text-properties fo:language="es" fo:country="ES" officeooo:paragraph-rsid="000d3620"/>
    </style:style>
    <style:style style:name="P18" style:family="paragraph" style:parent-style-name="Subtitle">
      <style:text-properties fo:language="es" fo:country="ES" officeooo:rsid="0008a84a" officeooo:paragraph-rsid="0008a84a"/>
    </style:style>
    <style:style style:name="P19" style:family="paragraph" style:parent-style-name="Heading_20_2"/>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Contents_20_2">
      <style:paragraph-properties>
        <style:tab-stops>
          <style:tab-stop style:position="6.4965in" style:type="right" style:leader-style="dotted" style:leader-text="."/>
        </style:tab-stops>
      </style:paragraph-properties>
    </style:style>
    <style:style style:name="P22" style:family="paragraph" style:parent-style-name="Anexo" style:list-style-name="L2">
      <style:text-properties fo:language="es" fo:country="ES"/>
    </style:style>
    <style:style style:name="P23" style:family="paragraph" style:parent-style-name="Anexo" style:list-style-name="L2">
      <style:paragraph-properties fo:break-before="page"/>
    </style:style>
    <style:style style:name="P24" style:family="paragraph" style:parent-style-name="Footnote">
      <style:text-properties fo:language="es" fo:country="ES" officeooo:rsid="001f1a53" officeooo:paragraph-rsid="001f1a53"/>
    </style:style>
    <style:style style:name="T1" style:family="text">
      <style:text-properties officeooo:rsid="0008a84a"/>
    </style:style>
    <style:style style:name="T2" style:family="text">
      <style:text-properties fo:language="es" fo:country="ES"/>
    </style:style>
    <style:style style:name="T3" style:family="text">
      <style:text-properties fo:language="es" fo:country="ES" officeooo:rsid="0008a84a"/>
    </style:style>
    <style:style style:name="T4" style:family="text">
      <style:text-properties fo:language="es" fo:country="ES" officeooo:rsid="000c7216"/>
    </style:style>
    <style:style style:name="T5" style:family="text">
      <style:text-properties fo:language="es" fo:country="ES" fo:font-style="italic" style:font-style-asian="italic" style:font-style-complex="italic"/>
    </style:style>
    <style:style style:name="T6" style:family="text">
      <style:text-properties fo:language="es" fo:country="ES" fo:font-style="normal" style:font-style-asian="normal" style:font-style-complex="normal"/>
    </style:style>
    <style:style style:name="T7" style:family="text">
      <style:text-properties fo:language="es" fo:country="ES" officeooo:rsid="000d3620"/>
    </style:style>
    <style:style style:name="T8" style:family="text">
      <style:text-properties fo:language="es" fo:country="ES" officeooo:rsid="00109b59"/>
    </style:style>
    <style:style style:name="T9" style:family="text">
      <style:text-properties fo:language="es" fo:country="ES" officeooo:rsid="00287e8a"/>
    </style:style>
    <style:style style:name="T1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1" style:family="text">
      <style:text-properties officeooo:rsid="000d3620"/>
    </style:style>
    <style:style style:name="T12" style:family="text">
      <style:text-properties officeooo:rsid="00114a56"/>
    </style:style>
    <style:style style:name="T13" style:family="text">
      <style:text-properties officeooo:rsid="0014f363"/>
    </style:style>
    <style:style style:name="T14" style:family="text">
      <style:text-properties officeooo:rsid="00260de9"/>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256in" fo:text-indent="-0.25in" fo:margin-left="0.625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56in" fo:text-indent="-0.25in" fo:margin-left="0.875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56in" fo:text-indent="-0.25in" fo:margin-left="1.125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56in" fo:text-indent="-0.25in" fo:margin-left="1.375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56in" fo:text-indent="-0.25in" fo:margin-left="1.625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56in" fo:text-indent="-0.25in" fo:margin-left="1.875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56in" fo:text-indent="-0.25in" fo:margin-left="2.125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56in" fo:text-indent="-0.25in" fo:margin-left="2.375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56in" fo:text-indent="-0.25in" fo:margin-left="2.625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56in" fo:text-indent="-0.25in" fo:margin-left="2.8756in"/>
        </style:list-level-properties>
      </text:list-level-style-bullet>
    </text:list-style>
    <text:list-style style:name="L2">
      <text:list-level-style-number text:level="1" text:style-name="Numbering_20_Symbols" style:num-prefix="Anexo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emoria de Sistemas Inteligentes</text:p>
      <text:p text:style-name="P18">Obtención de los valores PID de un sistema de control por medio de <text:span text:style-name="T10">algoritmos genético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Realizado por:<text:tab/><text:tab/><text:tab/></text:p>
      <text:p text:style-name="P4">Miguel Jiménez Arribas<text:tab/> <text:s text:c="5"/></text:p>
      <text:p text:style-name="P13"/>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3" text:style-name="">
            <text:index-entry-link-start text:style-name="Index_20_Link"/>
            <text:index-entry-chapter text:outline-level="1"/>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Índice</text:p>
          </text:index-title>
          <text:p text:style-name="P20"><text:a xlink:type="simple" xlink:href="#__RefHeading__209_791172448" text:style-name="Index_20_Link" text:visited-style-name="Index_20_Link"><text:s/>1. Objetivo del proyecto.<text:tab/>3</text:a></text:p>
          <text:p text:style-name="P20"><text:a xlink:type="simple" xlink:href="#__RefHeading__352_791172448" text:style-name="Index_20_Link" text:visited-style-name="Index_20_Link"><text:s/>2. Explicación detallada del código.<text:tab/>4</text:a></text:p>
          <text:p text:style-name="P21"><text:a xlink:type="simple" xlink:href="#__RefHeading__1607_791172448" text:style-name="Index_20_Link" text:visited-style-name="Index_20_Link"><text:s/>2.Altimeter.cs<text:tab/>4</text:a></text:p>
          <text:p text:style-name="P21"><text:a xlink:type="simple" xlink:href="#__RefHeading__1609_791172448" text:style-name="Index_20_Link" text:visited-style-name="Index_20_Link"><text:s/>2.CamControl.cs<text:tab/>4</text:a></text:p>
          <text:p text:style-name="P21"><text:a xlink:type="simple" xlink:href="#__RefHeading__1611_791172448" text:style-name="Index_20_Link" text:visited-style-name="Index_20_Link"><text:s/>2.FlightController.cs<text:tab/>4</text:a></text:p>
          <text:p text:style-name="P21"><text:a xlink:type="simple" xlink:href="#__RefHeading__1613_791172448" text:style-name="Index_20_Link" text:visited-style-name="Index_20_Link"><text:s/>2.GA.cs<text:tab/>4</text:a></text:p>
          <text:p text:style-name="P21"><text:a xlink:type="simple" xlink:href="#__RefHeading__1615_791172448" text:style-name="Index_20_Link" text:visited-style-name="Index_20_Link"><text:s/>2.Individual.cs<text:tab/>4</text:a></text:p>
          <text:p text:style-name="P21"><text:a xlink:type="simple" xlink:href="#__RefHeading__1617_791172448" text:style-name="Index_20_Link" text:visited-style-name="Index_20_Link"><text:s/>2.PIDController.cs<text:tab/>4</text:a></text:p>
          <text:p text:style-name="P21"><text:a xlink:type="simple" xlink:href="#__RefHeading__1619_791172448" text:style-name="Index_20_Link" text:visited-style-name="Index_20_Link"><text:s/>2.RotationSensor.cs<text:tab/>4</text:a></text:p>
          <text:p text:style-name="P21"><text:a xlink:type="simple" xlink:href="#__RefHeading__1621_791172448" text:style-name="Index_20_Link" text:visited-style-name="Index_20_Link"><text:s/>2.Rotor.cs<text:tab/>4</text:a></text:p>
          <text:p text:style-name="P20"><text:a xlink:type="simple" xlink:href="#__RefHeading__332_791172448" text:style-name="Index_20_Link" text:visited-style-name="Index_20_Link"><text:s/>3. Consideraciones a tener en cuenta.<text:tab/>5</text:a></text:p>
          <text:p text:style-name="P20"><text:a xlink:type="simple" xlink:href="#__RefHeading__328_791172448" text:style-name="Index_20_Link" text:visited-style-name="Index_20_Link"><text:s/>4. Resultados obtenidos.<text:tab/>5</text:a></text:p>
          <text:p text:style-name="P20"><text:a xlink:type="simple" xlink:href="#__RefHeading__330_791172448" text:style-name="Index_20_Link" text:visited-style-name="Index_20_Link"><text:s/>5. Conclusiones y mejoras.<text:tab/>5</text:a></text:p>
          <text:p text:style-name="P20"><text:a xlink:type="simple" xlink:href="#__RefHeading__326_791172448" text:style-name="Index_20_Link" text:visited-style-name="Index_20_Link">Anexo 1: Entrega.<text:tab/>6</text:a></text:p>
          <text:p text:style-name="P20"><text:a xlink:type="simple" xlink:href="#__RefHeading__1746_791172448" text:style-name="Index_20_Link" text:visited-style-name="Index_20_Link">Anexo 2: Bibliografía.<text:tab/>6</text:a></text:p>
        </text:index-body>
      </text:table-of-content>
      <text:p text:style-name="P1"/>
      <text:h text:style-name="P16" text:outline-level="1"><text:bookmark-start text:name="__RefHeading__209_791172448"/><text:span text:style-name="T1"><text:s/>Objetivo del proyecto.</text:span><text:bookmark-end text:name="__RefHeading__209_791172448"/></text:h>
      <text:p text:style-name="P7"><text:span text:style-name="T2">La elección de la temática del proyecto se debió al interés personal de un servidor por todo tipo de sistema de control y especialmente por los sistemas de navegación inerciales aéreos. Por ello se decidió aprovechar esta práctica para aprender sobre los sistemas de control PID. Además, puesto que se trata de un proyecto para la asignatura de Sistemas Inteligentes y para ello era necesario algún tipo de “inteligencia” se decidió optar por la optimización de los valores PID mediante la utilización de algoritmos genéticos, algo para lo cuál se encuentran un gran número de </text:span><text:span text:style-name="T5">papers</text:span><text:span text:style-name="T6"> en Internet</text:span><text:span text:style-name="T6"><text:note text:id="ftn0" text:note-class="footnote"><text:note-citation>1</text:note-citation><text:note-body><text:p text:style-name="P24">Para más información sobre la bibliografía utilizada ir al Anexo 2.</text:p></text:note-body></text:note></text:span><text:span text:style-name="T6">.</text:span></text:p>
      <text:p text:style-name="P8"><text:span text:style-name="T2">De esta manera el proyecto comenzó con dos objetivos principales:</text:span></text:p>
      <text:p text:style-name="P8"><text:span text:style-name="T9">En primer lugar realizar una simulación lo más realista posible de manera en un futuro hipotético para la realización del proyecto en hardware real, el controlador PID y la mayoría del código pudieran reutilizarse.</text:span></text:p>
      <text:p text:style-name="P12"><text:span text:style-name="T9">E</text:span><text:span text:style-name="T2">n segundo lugar obtener mediante algoritmos genéticos unos valores PID que obtuvieran un comportamiento mejor que aquellos valores obtenidos mediante ensayo y error.</text:span></text:p>
      <text:h text:style-name="P16" text:outline-level="1"><text:bookmark-start text:name="__RefHeading__352_791172448"/><text:span text:style-name="T13"><text:s/>Explicación detallada del código.</text:span><text:bookmark-end text:name="__RefHeading__352_791172448"/></text:h>
      <text:p text:style-name="P3">Para la realización del proyecto de han creado 8 scripts en Unity: Altimeter.cs, CamControl.cs, FlightController.cs, GA.cs, Individual.cs, PIDController.cs, RotationSensor.cs y Rotor.cs. Ahora se analizará la funcionalidad de cada uno de ellos.</text:p>
      <text:h text:style-name="Heading_20_2" text:outline-level="2"><text:bookmark-start text:name="__RefHeading__1607_791172448"/><text:span text:style-name="T2">Altimeter.cs</text:span><text:bookmark-end text:name="__RefHeading__1607_791172448"/></text:h>
      <text:p text:style-name="P6"><text:span text:style-name="T2"/></text:p>
      <text:h text:style-name="Heading_20_2" text:outline-level="2"><text:bookmark-start text:name="__RefHeading__1609_791172448"/><text:span text:style-name="T2">CamControl.cs</text:span><text:bookmark-end text:name="__RefHeading__1609_791172448"/></text:h>
      <text:h text:style-name="Heading_20_2" text:outline-level="2"><text:bookmark-start text:name="__RefHeading__1611_791172448"/><text:span text:style-name="T2">FlightController.cs</text:span><text:bookmark-end text:name="__RefHeading__1611_791172448"/></text:h>
      <text:h text:style-name="Heading_20_2" text:outline-level="2"><text:bookmark-start text:name="__RefHeading__1613_791172448"/><text:span text:style-name="T2">GA.cs</text:span><text:bookmark-end text:name="__RefHeading__1613_791172448"/></text:h>
      <text:h text:style-name="Heading_20_2" text:outline-level="2"><text:bookmark-start text:name="__RefHeading__1615_791172448"/><text:span text:style-name="T2">Individual.cs</text:span><text:bookmark-end text:name="__RefHeading__1615_791172448"/></text:h>
      <text:h text:style-name="Heading_20_2" text:outline-level="2"><text:bookmark-start text:name="__RefHeading__1617_791172448"/><text:span text:style-name="T2">PIDController.cs</text:span><text:bookmark-end text:name="__RefHeading__1617_791172448"/></text:h>
      <text:h text:style-name="Heading_20_2" text:outline-level="2"><text:bookmark-start text:name="__RefHeading__1619_791172448"/><text:span text:style-name="T2">RotationSensor.cs</text:span><text:bookmark-end text:name="__RefHeading__1619_791172448"/></text:h>
      <text:h text:style-name="Heading_20_2" text:outline-level="2"><text:bookmark-start text:name="__RefHeading__1621_791172448"/><text:span text:style-name="T2">Rotor.cs</text:span><text:bookmark-end text:name="__RefHeading__1621_791172448"/></text:h>
      <text:p text:style-name="P5"/>
      <text:p text:style-name="P5"><text:span text:style-name="T2"/></text:p>
      <text:h text:style-name="P15" text:outline-level="1"><text:bookmark-start text:name="__RefHeading__332_791172448"/><text:span text:style-name="T1"><text:s/>Consideraciones a tener en cuenta.</text:span><text:bookmark-end text:name="__RefHeading__332_791172448"/></text:h>
      <text:h text:style-name="P17" text:outline-level="1"><text:bookmark-start text:name="__RefHeading__328_791172448"/><text:span text:style-name="T1"><text:s/>Resultados obtenidos.</text:span><text:bookmark-end text:name="__RefHeading__328_791172448"/></text:h>
      <text:h text:style-name="P17" text:outline-level="1"><text:bookmark-start text:name="__RefHeading__330_791172448"/><text:span text:style-name="T1"><text:s/>Conclusiones y mejoras.</text:span><text:bookmark-end text:name="__RefHeading__330_791172448"/></text:h>
      <text:p text:style-name="P11"><text:span text:style-name="T3">H</text:span><text:span text:style-name="T2">acerlo de verdad.</text:span></text:p>
      <text:p text:style-name="P2"/>
      <text:p text:style-name="P9"/>
      <text:list xml:id="list599582926572789916" text:style-name="L2">
        <text:list-item>
          <text:h text:style-name="P23" text:outline-level="1"><text:bookmark-start text:name="__RefHeading__326_791172448"/><text:span text:style-name="T11"><text:s/></text:span><text:span text:style-name="T7">Entrega.</text:span><text:bookmark-end text:name="__RefHeading__326_791172448"/></text:h>
        </text:list-item>
      </text:list>
      <text:p text:style-name="P10"><text:span text:style-name="T4">Junto con esta memoria se entrega un zip... </text:span></text:p>
      <text:p text:style-name="P10">Además el proyecto también se encuentra en Github, pudiendo clonarlo o descargar en zip desde: <text:a xlink:type="simple" xlink:href="https://github.com/migueljiarr/quadcopterController" text:style-name="Internet_20_link" text:visited-style-name="Visited_20_Internet_20_Link">https://github.com/migueljiarr/quadcopterController</text:a>, <text:span text:style-name="T12">encontrándose la memoria en la carpeta “/Course/Memoria.pdf”.</text:span></text:p>
      <text:list xml:id="list115015459824501" text:continue-numbering="true" text:style-name="L2">
        <text:list-item>
          <text:h text:style-name="P22" text:outline-level="1"><text:bookmark-start text:name="__RefHeading__1746_791172448"/><text:bookmark-start text:name="__RefHeading__1738_791172448"/><text:s/>Bibliografía.<text:bookmark-end text:name="__RefHeading__1746_791172448"/><text:bookmark-end text:name="__RefHeading__1738_791172448"/></text:h>
        </text:list-item>
      </text:list>
      <text:p text:style-name="P10"><text:span text:style-name="T14">Proyecto del quad </text:span></text:p>
      <text:p text:style-name="P10">Proyecto del evC. </text:p>
      <text:p text:style-name="P10">Papers. </text:p>
      <text:p text:style-name="P10"><text:span text:style-name="T8">Manual de un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nexo" style:family="paragraph" style:parent-style-name="Heading_20_1"/>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3in" fo:text-indent="-0.4in" fo:margin-left="0.4in"/>
        </style:list-level-properties>
      </text:outline-level-style>
      <text:outline-level-style text:level="3"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09:59:30.364132285</meta:creation-date>
    <dc:date>2017-01-17T11:50:15.100080512</dc:date>
    <meta:editing-duration>PT1H32M44S</meta:editing-duration>
    <meta:editing-cycles>29</meta:editing-cycles>
    <meta:generator>LibreOffice/4.3.3.2$Linux_x86 LibreOffice_project/430m0$Build-2</meta:generator>
    <meta:document-statistic meta:table-count="0" meta:image-count="0" meta:object-count="0" meta:page-count="6" meta:paragraph-count="48" meta:word-count="371" meta:character-count="2539" meta:non-whitespace-character-count="2184"/>
  </office:meta>
</office:document-meta>
</file>